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2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31.52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8.056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Data wpisu</text:p>
          </table:table-cell>
          <table:table-cell table:style-name="ce4" office:value-type="string">
            <text:p>Dotyczy rewizji</text:p>
          </table:table-cell>
          <table:table-cell table:style-name="ce4" office:value-type="string">
            <text:p>Log</text:p>
          </table:table-cell>
        </table:table-row>
        <table:table-row table:style-name="ro2">
          <table:table-cell table:style-name="ce2" office:value-type="date" office:date-value="2019-08-09">
            <text:p>2019-08-09</text:p>
          </table:table-cell>
          <table:table-cell/>
          <table:table-cell office:value-type="string">
            <text:p>Projekt powstał około 2013 roku. </text:p>
            <text:p>Inspiracją była książka Troelsena C#, a dokładniej rozdział o elementach Visual Wpf.</text:p>
            <text:p>Stworzono edytor do produkcji planszy gry, oraz sama gra. </text:p>
            <text:p>Wizualizacja została oparta o customowe kontrolki Wpf.</text:p>
            <text:p>Projekt nie posiadał solidnych testów. </text:p>
            <text:p>Gra w miarę działała, jeśli ktoś nie skupiał się na szukaniu bugów. </text:p>
            <text:p>Projekt został wstrzymany.</text:p>
            <text:p>W 2018 roku został wznowiony. </text:p>
            <text:p>Największym problemem było tworzenie listy obiektów Visual w każdej klatce od nowa. </text:p>
            <text:p>Wydaje się to marnotrawstwem, zwłaszcza że w Wpf nie ma potrzeby ręcznego odrysowywania grafiki jako założenie frameworka.</text:p>
            <text:p>Kolejnym problemem był bark zasad SOLID, oraz zasad z książki Clean Code Roberta Martina.</text:p>
            <text:p>Problemy te stopniowo rozwiązano. </text:p>
            <text:p>Zaczynając od kontrolek usunięto tworzenie Visual co klatkę, teraz jest to jednorazowe. </text:p>
            <text:p>Rozpoczęto wdrażanie SOLID i testów. </text:p>
            <text:p>Wydzielono pakiet interfejsów i abstrakcji do komunikacji między komponentami.</text:p>
            <text:p>Gra przestała działać ale odzyskano jej sprawność kiedy okazało się że inny zestaw danych był dla grafiki i fizyki stąd nie było widać zmian w danych pomiędzy tymi modułami.</text:p>
            <text:p>Podjęto decyzję o pozbyciu się zależności od Vector3D z windows, zastępując go własną implementacją Vector2.</text:p>
            <text:p>Póki co zniszczyło to działanie gry i nie oszyskała ona jeszcze sprawności.</text:p>
            <text:p>Problemem jest serializacja.</text:p>
          </table:table-cell>
        </table:table-row>
        <table:table-row table:style-name="ro1">
          <table:table-cell office:value-type="date" office:date-value="2019-08-15">
            <text:p>2019-08-15</text:p>
          </table:table-cell>
          <table:table-cell/>
          <table:table-cell office:value-type="string">
            <text:p>Chcę wprowadzić test Vector2 według szablonu wypracowanego w Shape</text:p>
          </table:table-cell>
        </table:table-row>
        <table:table-row table:style-name="ro3">
          <table:table-cell office:value-type="date" office:date-value="2019-08-17">
            <text:p>2019-08-17</text:p>
          </table:table-cell>
          <table:table-cell/>
          <table:table-cell office:value-type="string">
            <text:p>refaktoring polegający na wydzieleniu szablonów testów seializacji do solucji Source, konieczne jest teraz podłączanie Aserrt.Fail przez zdarzenia do testów;</text:p>
            <text:p>Trzeba jeszcze ulepszyć ToString testów dla frameworka testów oraz dodać wyjątek jeśli wydarzenie nie zostało ustawione</text:p>
            <text:p>Ewentualnie dodać ustawianie tego do bazy faryk danych testów serializacjii</text:p>
            <text:p>Kiedy wreszcie test serializacji listy Shape ?</text:p>
          </table:table-cell>
        </table:table-row>
        <table:table-row table:style-name="ro1">
          <table:table-cell office:value-type="date" office:date-value="2019-08-18">
            <text:p>2019-08-18</text:p>
          </table:table-cell>
          <table:table-cell/>
          <table:table-cell office:value-type="string">
            <text:p>zostały drobiazgi z 17 + rozdzielić test indirect z innym serializerem do osobnej klasy a nie na osobne serie w tej samej bo to nie potrzebna komplikacja sprawdzanie wyników</text:p>
          </table:table-cell>
        </table:table-row>
        <table:table-row table:style-name="ro1">
          <table:table-cell office:value-type="date" office:date-value="2019-08-19">
            <text:p>2019-08-19</text:p>
          </table:table-cell>
          <table:table-cell/>
          <table:table-cell office:value-type="string">
            <text:p>wyjętek jeśli zdarzenie nie ustawione i z 17stego</text:p>
          </table:table-cell>
        </table:table-row>
        <table:table-row table:style-name="ro4">
          <table:table-cell office:value-type="date" office:date-value="2019-09-01">
            <text:p>2019-09-01</text:p>
          </table:table-cell>
          <table:table-cell/>
          <table:table-cell office:value-type="string">
            <text:p>mam serializację listy Shape i jej test; czy jest to zgodne z serializacją poszczególnych modeli ? Bo lista jest z defaultową schemą a modele mają swoje implementacje serializacji...</text:p>
            <text:p>Porównanie dalej nie zrobione ale nie kasuje plików tymczasowych więc bliżej</text:p>
            <text:p>Wygenerowałem serializację listy Shape i porównałem (pliki) z serializacją Circle, Rectangle i Line, jest tak samo ale może lepiej zrobić osobne listy z konkretnymi typami będzie 100% wszystko</text:p>
          </table:table-cell>
        </table:table-row>
        <table:table-row table:style-name="ro4" table:number-rows-repeated="1048568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1">01.09.2019</text:date>, <text:time>22:0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58M52S</meta:editing-duration>
    <meta:editing-cycles>47</meta:editing-cycles>
    <meta:generator>OpenOffice/4.1.6$Win32 OpenOffice.org_project/416m1$Build-9790</meta:generator>
    <dc:date>2019-09-01T22:09:58.03</dc:date>
    <dc:creator>Danuta Mazanek</dc:creator>
    <meta:document-statistic meta:table-count="3" meta:cell-count="15" meta:object-count="0"/>
    <meta:user-defined meta:name="Info 1"/>
    <meta:user-defined meta:name="Info 2"/>
    <meta:user-defined meta:name="Info 3"/>
    <meta:user-defined meta:name="Info 4"/>
  </office:meta>
</office:document-meta>
</file>